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officeooo:rsid="0009477f" officeooo:paragraph-rsid="0007da9c"/>
    </style:style>
    <style:style style:name="P2" style:family="paragraph" style:parent-style-name="Standard">
      <style:text-properties fo:color="#000000" loext:opacity="100%" officeooo:rsid="0009477f" officeooo:paragraph-rsid="0007da9c" fo:background-color="#ffff00"/>
    </style:style>
    <style:style style:name="P3" style:family="paragraph" style:parent-style-name="Standard">
      <style:text-properties fo:color="#000000" loext:opacity="100%" officeooo:rsid="0009477f" officeooo:paragraph-rsid="0007da9c" fo:background-color="transparent"/>
    </style:style>
    <style:style style:name="P4" style:family="paragraph" style:parent-style-name="Standard">
      <style:text-properties fo:color="#000000" loext:opacity="100%" officeooo:rsid="0009477f" officeooo:paragraph-rsid="000b01d7" fo:background-color="transparent"/>
    </style:style>
    <style:style style:name="P5" style:family="paragraph" style:parent-style-name="Standard">
      <style:text-properties fo:color="#000000" loext:opacity="100%" fo:font-weight="bold" officeooo:rsid="0009477f" officeooo:paragraph-rsid="000cae76" fo:background-color="transparent" style:font-weight-asian="bold" style:font-weight-complex="bold"/>
    </style:style>
    <style:style style:name="P6" style:family="paragraph" style:parent-style-name="Standard">
      <style:text-properties fo:color="#000000" loext:opacity="100%" fo:font-weight="bold" officeooo:rsid="0009477f" officeooo:paragraph-rsid="000fc234" fo:background-color="transparent" style:font-weight-asian="bold" style:font-weight-complex="bold"/>
    </style:style>
    <style:style style:name="P7" style:family="paragraph" style:parent-style-name="Standard">
      <style:text-properties fo:color="#000000" loext:opacity="100%" fo:font-weight="bold" officeooo:rsid="00189a6e" officeooo:paragraph-rsid="00189a6e" fo:background-color="transparent" style:font-weight-asian="bold" style:font-weight-complex="bold"/>
    </style:style>
    <style:style style:name="P8" style:family="paragraph" style:parent-style-name="Standard">
      <style:text-properties fo:color="#000000" loext:opacity="100%" fo:font-weight="bold" officeooo:rsid="00189a6e" officeooo:paragraph-rsid="001ece8d" fo:background-color="transparent" style:font-weight-asian="bold" style:font-weight-complex="bold"/>
    </style:style>
    <style:style style:name="P9" style:family="paragraph" style:parent-style-name="Standard">
      <style:text-properties fo:color="#000000" loext:opacity="100%" fo:font-weight="bold" officeooo:rsid="00189a6e" officeooo:paragraph-rsid="0020c9fd" fo:background-color="transparent" style:font-weight-asian="bold" style:font-weight-complex="bold"/>
    </style:style>
    <style:style style:name="P10" style:family="paragraph" style:parent-style-name="Standard">
      <style:text-properties fo:color="#000000" loext:opacity="100%" fo:font-weight="bold" officeooo:rsid="0022b2db" officeooo:paragraph-rsid="0022b2db" fo:background-color="transparent" style:font-weight-asian="bold" style:font-weight-complex="bold"/>
    </style:style>
    <style:style style:name="P11" style:family="paragraph" style:parent-style-name="Standard">
      <style:text-properties fo:color="#000000" loext:opacity="100%" fo:font-weight="bold" officeooo:rsid="0022b2db" officeooo:paragraph-rsid="002bf97c" fo:background-color="transparent" style:font-weight-asian="bold" style:font-weight-complex="bold"/>
    </style:style>
    <style:style style:name="P12" style:family="paragraph" style:parent-style-name="Standard">
      <style:text-properties fo:color="#000000" loext:opacity="100%" fo:font-weight="bold" officeooo:rsid="0022b2db" officeooo:paragraph-rsid="002f142b" fo:background-color="transparent" style:font-weight-asian="bold" style:font-weight-complex="bold"/>
    </style:style>
    <style:style style:name="P13" style:family="paragraph" style:parent-style-name="Standard">
      <style:text-properties fo:color="#000000" loext:opacity="100%" fo:font-weight="normal" officeooo:rsid="0009477f" officeooo:paragraph-rsid="000cae76" fo:background-color="transparent" style:font-weight-asian="normal" style:font-weight-complex="normal"/>
    </style:style>
    <style:style style:name="P14" style:family="paragraph" style:parent-style-name="Standard">
      <style:text-properties fo:color="#000000" loext:opacity="100%" fo:font-weight="normal" officeooo:rsid="0014bdda" officeooo:paragraph-rsid="0014bdda" fo:background-color="transparent" style:font-weight-asian="normal" style:font-weight-complex="normal"/>
    </style:style>
    <style:style style:name="P15" style:family="paragraph" style:parent-style-name="Standard">
      <style:text-properties fo:color="#000000" loext:opacity="100%" fo:font-weight="normal" officeooo:rsid="00189a6e" officeooo:paragraph-rsid="00189a6e" fo:background-color="transparent" style:font-weight-asian="normal" style:font-weight-complex="normal"/>
    </style:style>
    <style:style style:name="P16" style:family="paragraph" style:parent-style-name="Standard">
      <style:text-properties fo:color="#000000" loext:opacity="100%" fo:font-weight="normal" officeooo:rsid="000b01d7" officeooo:paragraph-rsid="000fc234" fo:background-color="transparent" style:font-weight-asian="normal" style:font-weight-complex="normal"/>
    </style:style>
    <style:style style:name="P17" style:family="paragraph" style:parent-style-name="Standard">
      <style:text-properties fo:color="#000000" loext:opacity="100%" fo:font-weight="normal" officeooo:rsid="0022b2db" officeooo:paragraph-rsid="0022b2db" fo:background-color="transparent" style:font-weight-asian="normal" style:font-weight-complex="normal"/>
    </style:style>
    <style:style style:name="P18" style:family="paragraph" style:parent-style-name="Standard">
      <style:text-properties fo:color="#000000" loext:opacity="100%" fo:font-weight="normal" officeooo:rsid="0022b2db" officeooo:paragraph-rsid="0026f982" fo:background-color="transparent" style:font-weight-asian="normal" style:font-weight-complex="normal"/>
    </style:style>
    <style:style style:name="P19" style:family="paragraph" style:parent-style-name="Standard">
      <style:text-properties fo:color="#000000" loext:opacity="100%" fo:font-weight="normal" officeooo:rsid="0022b2db" officeooo:paragraph-rsid="002bf97c" fo:background-color="transparent" style:font-weight-asian="normal" style:font-weight-complex="normal"/>
    </style:style>
    <style:style style:name="P20" style:family="paragraph" style:parent-style-name="Standard">
      <style:text-properties fo:color="#000000" loext:opacity="100%" fo:font-weight="normal" officeooo:rsid="0022b2db" officeooo:paragraph-rsid="002e2ecd" fo:background-color="transparent" style:font-weight-asian="normal" style:font-weight-complex="normal"/>
    </style:style>
    <style:style style:name="P21" style:family="paragraph" style:parent-style-name="Standard">
      <style:text-properties fo:color="#000000" loext:opacity="100%" fo:font-weight="normal" officeooo:rsid="0022b2db" officeooo:paragraph-rsid="002f142b" fo:background-color="transparent" style:font-weight-asian="normal" style:font-weight-complex="normal"/>
    </style:style>
    <style:style style:name="P22" style:family="paragraph" style:parent-style-name="Standard">
      <style:text-properties fo:color="#000000" loext:opacity="100%" fo:font-weight="normal" officeooo:rsid="0014bdda" officeooo:paragraph-rsid="0014bdda" fo:background-color="#e8f2a1" style:font-weight-asian="normal" style:font-weight-complex="normal"/>
    </style:style>
    <style:style style:name="P23" style:family="paragraph" style:parent-style-name="Standard">
      <style:text-properties fo:color="#000000" loext:opacity="100%"/>
    </style:style>
    <style:style style:name="P24" style:family="paragraph" style:parent-style-name="Standard">
      <style:text-properties fo:color="#000000" loext:opacity="100%" officeooo:rsid="0007da9c"/>
    </style:style>
    <style:style style:name="P25" style:family="paragraph" style:parent-style-name="Standard">
      <style:text-properties fo:color="#000000" loext:opacity="100%" style:text-underline-style="solid" style:text-underline-width="auto" style:text-underline-color="font-color" fo:font-weight="normal" officeooo:rsid="0022b2db" officeooo:paragraph-rsid="002bf97c" fo:background-color="transparent" style:font-weight-asian="normal" style:font-weight-complex="normal"/>
    </style:style>
    <style:style style:name="P26" style:family="paragraph" style:parent-style-name="Standard">
      <style:text-properties fo:color="#000000" loext:opacity="100%" style:text-underline-style="none" fo:font-weight="normal" officeooo:rsid="0022b2db" officeooo:paragraph-rsid="002bf97c" fo:background-color="transparent" style:font-weight-asian="normal" style:font-weight-complex="normal"/>
    </style:style>
    <style:style style:name="P27" style:family="paragraph" style:parent-style-name="Standard">
      <style:text-properties fo:color="#000000" loext:opacity="100%" style:text-underline-style="none" fo:font-weight="normal" officeooo:rsid="00378be5" officeooo:paragraph-rsid="00378be5" fo:background-color="transparent" style:font-weight-asian="normal" style:font-weight-complex="normal"/>
    </style:style>
    <style:style style:name="P28" style:family="paragraph" style:parent-style-name="Standard">
      <style:text-properties fo:color="#000000" loext:opacity="100%" style:text-underline-style="none" fo:font-weight="normal" officeooo:rsid="00445a9b" officeooo:paragraph-rsid="00445a9b" fo:background-color="transparent" style:font-weight-asian="normal" style:font-weight-complex="normal"/>
    </style:style>
    <style:style style:name="P29" style:family="paragraph" style:parent-style-name="Standard">
      <style:text-properties fo:color="#000000" loext:opacity="100%" style:text-underline-style="none" fo:font-weight="normal" officeooo:rsid="004a0465" officeooo:paragraph-rsid="004a0465" fo:background-color="transparent" style:font-weight-asian="normal" style:font-weight-complex="normal"/>
    </style:style>
    <style:style style:name="P30" style:family="paragraph" style:parent-style-name="Standard">
      <style:text-properties fo:color="#000000" loext:opacity="100%" style:text-underline-style="none" fo:font-weight="normal" officeooo:rsid="004a0465" officeooo:paragraph-rsid="004bcd67" fo:background-color="transparent" style:font-weight-asian="normal" style:font-weight-complex="normal"/>
    </style:style>
    <style:style style:name="P31" style:family="paragraph" style:parent-style-name="Standard">
      <style:text-properties fo:color="#000000" loext:opacity="100%" style:text-underline-style="none" fo:font-weight="normal" officeooo:rsid="004a0465" officeooo:paragraph-rsid="004d1e22" fo:background-color="transparent" style:font-weight-asian="normal" style:font-weight-complex="normal"/>
    </style:style>
    <style:style style:name="P32" style:family="paragraph" style:parent-style-name="Standard">
      <style:text-properties fo:color="#000000" loext:opacity="100%" style:text-underline-style="none" fo:font-weight="normal" officeooo:rsid="00445a9b" officeooo:paragraph-rsid="00445a9b" fo:background-color="#ffff00" style:font-weight-asian="normal" style:font-weight-complex="normal"/>
    </style:style>
    <style:style style:name="P33" style:family="paragraph" style:parent-style-name="Standard">
      <style:text-properties fo:color="#000000" loext:opacity="100%" style:text-underline-style="none" fo:font-weight="normal" officeooo:rsid="004a0465" officeooo:paragraph-rsid="004bcd67" fo:background-color="#ffff00" style:font-weight-asian="normal" style:font-weight-complex="normal"/>
    </style:style>
    <style:style style:name="P34" style:family="paragraph" style:parent-style-name="Standard">
      <style:text-properties fo:color="#000000" loext:opacity="100%" style:text-underline-style="none" fo:font-weight="bold" officeooo:rsid="00378be5" officeooo:paragraph-rsid="00378be5" fo:background-color="transparent" style:font-weight-asian="bold" style:font-weight-complex="bold"/>
    </style:style>
    <style:style style:name="P35" style:family="paragraph" style:parent-style-name="Standard">
      <style:text-properties fo:color="#000000" loext:opacity="100%" style:text-underline-style="none" fo:font-weight="bold" officeooo:rsid="004a0465" officeooo:paragraph-rsid="004bcd67" fo:background-color="transparent" style:font-weight-asian="bold" style:font-weight-complex="bold"/>
    </style:style>
    <style:style style:name="P36" style:family="paragraph" style:parent-style-name="Standard">
      <style:text-properties style:use-window-font-color="true" loext:opacity="0%" fo:font-weight="normal" officeooo:rsid="0014bdda" officeooo:paragraph-rsid="0014bdda" fo:background-color="transparent" style:font-weight-asian="normal" style:font-weight-complex="normal"/>
    </style:style>
    <style:style style:name="P37" style:family="paragraph" style:parent-style-name="Standard">
      <style:text-properties style:use-window-font-color="true" loext:opacity="0%" fo:font-weight="normal" officeooo:rsid="0014bdda" officeooo:paragraph-rsid="001624be" fo:background-color="transparent" style:font-weight-asian="normal" style:font-weight-complex="normal"/>
    </style:style>
    <style:style style:name="P38" style:family="paragraph" style:parent-style-name="Standard">
      <style:text-properties style:use-window-font-color="true" loext:opacity="0%" fo:font-weight="normal" officeooo:rsid="0015d544" officeooo:paragraph-rsid="0015d544" fo:background-color="transparent" style:font-weight-asian="normal" style:font-weight-complex="normal"/>
    </style:style>
    <style:style style:name="P39" style:family="paragraph" style:parent-style-name="Standard">
      <style:text-properties style:use-window-font-color="true" loext:opacity="0%" fo:font-weight="bold" officeooo:rsid="0014bdda" officeooo:paragraph-rsid="0014bdda" fo:background-color="transparent" style:font-weight-asian="bold" style:font-weight-complex="bold"/>
    </style:style>
    <style:style style:name="P40" style:family="paragraph" style:parent-style-name="Standard">
      <style:text-properties fo:color="#729fcf" loext:opacity="100%" fo:font-weight="normal" officeooo:rsid="0014bdda" officeooo:paragraph-rsid="0014bdda" fo:background-color="transparent" style:font-weight-asian="normal" style:font-weight-complex="normal"/>
    </style:style>
    <style:style style:name="P41" style:family="paragraph" style:parent-style-name="Standard">
      <style:text-properties fo:color="#729fcf" loext:opacity="100%" fo:font-weight="normal" officeooo:rsid="000b01d7" officeooo:paragraph-rsid="0010d2c2" fo:background-color="transparent" style:font-weight-asian="normal" style:font-weight-complex="normal"/>
    </style:style>
    <style:style style:name="P42" style:family="paragraph" style:parent-style-name="Standard">
      <style:text-properties fo:color="#729fcf" loext:opacity="100%" officeooo:rsid="0007da9c" officeooo:paragraph-rsid="0007da9c"/>
    </style:style>
    <style:style style:name="P43" style:family="paragraph" style:parent-style-name="Standard">
      <style:text-properties fo:color="#729fcf" loext:opacity="100%" officeooo:rsid="000b01d7" officeooo:paragraph-rsid="0007da9c"/>
    </style:style>
    <style:style style:name="P44" style:family="paragraph" style:parent-style-name="Standard">
      <style:text-properties fo:color="#729fcf" loext:opacity="100%"/>
    </style:style>
    <style:style style:name="P45" style:family="paragraph" style:parent-style-name="Standard">
      <style:text-properties fo:color="#729fcf" loext:opacity="100%" style:text-underline-style="none" fo:font-weight="normal" officeooo:rsid="00445a9b" officeooo:paragraph-rsid="00445a9b" fo:background-color="transparent" style:font-weight-asian="normal" style:font-weight-complex="normal"/>
    </style:style>
    <style:style style:name="P46" style:family="paragraph" style:parent-style-name="Standard">
      <style:text-properties fo:color="#729fcf" loext:opacity="100%" style:text-underline-style="none" fo:font-weight="normal" officeooo:rsid="004a0465" officeooo:paragraph-rsid="004bcd67" fo:background-color="transparent" style:font-weight-asian="normal" style:font-weight-complex="normal"/>
    </style:style>
    <style:style style:name="P47" style:family="paragraph" style:parent-style-name="Standard">
      <style:text-properties fo:color="#ff3838" loext:opacity="100%" fo:font-weight="normal" officeooo:rsid="0022b2db" officeooo:paragraph-rsid="0022b2db" fo:background-color="#ffff00" style:font-weight-asian="normal" style:font-weight-complex="normal"/>
    </style:style>
    <style:style style:name="P48" style:family="paragraph" style:parent-style-name="Standard">
      <style:text-properties fo:color="#ff3838" loext:opacity="100%" style:text-underline-style="none" fo:font-weight="normal" officeooo:rsid="00445a9b" officeooo:paragraph-rsid="00445a9b" fo:background-color="transparent" style:font-weight-asian="normal" style:font-weight-complex="normal"/>
    </style:style>
    <style:style style:name="T1" style:family="text">
      <style:text-properties officeooo:rsid="000766f6"/>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text-properties fo:color="#000000" loext:opacity="100%" officeooo:rsid="0009477f"/>
    </style:style>
    <style:style style:name="T5" style:family="text">
      <style:text-properties fo:color="#000000" loext:opacity="100%" officeooo:rsid="0009477f" fo:background-color="#ffff00" loext:char-shading-value="0"/>
    </style:style>
    <style:style style:name="T6" style:family="text">
      <style:text-properties fo:color="#ff3838" loext:opacity="100%"/>
    </style:style>
    <style:style style:name="T7" style:family="text">
      <style:text-properties fo:color="#ff3838" loext:opacity="100%" officeooo:rsid="0028e300"/>
    </style:style>
    <style:style style:name="T8" style:family="text">
      <style:text-properties fo:color="#ff3838" loext:opacity="100%" officeooo:rsid="002d3400"/>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81544"/>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1bc2e1"/>
    </style:style>
    <style:style style:name="T14" style:family="text">
      <style:text-properties officeooo:rsid="002d3400"/>
    </style:style>
    <style:style style:name="T15" style:family="text"/>
    <style:style style:name="T16" style:family="text">
      <style:text-properties officeooo:rsid="00396401"/>
    </style:style>
    <style:style style:name="T17" style:family="text">
      <style:text-properties officeooo:rsid="00447664"/>
    </style:style>
    <style:style style:name="T18" style:family="text">
      <style:text-properties fo:color="#ff4000" loext:opacity="100%"/>
    </style:style>
    <style:style style:name="T19" style:family="text">
      <style:text-properties fo:color="#ff4000" loext:opacity="100%" fo:background-color="#ffff00" loext:char-shading-value="0"/>
    </style:style>
    <style:style style:name="T20" style:family="text">
      <style:text-properties officeooo:rsid="004bcd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CHAPTER <text:s/><text:span text:style-name="T1">3: </text:span>STRINGS, VECTORS, AND ARRAYS</text:p>
      <text:p text:style-name="P23"><text:tab/>Among the most important library types are <text:span text:style-name="T2">string,</text:span> which supports variable-length character strings, and <text:span text:style-name="T2">vector</text:span>, which defines variable-size collections. Associated with string and vector are companion types known as <text:span text:style-name="T2">iterators</text:span>, which are used to access the characters in a string or the</text:p>
      <text:p text:style-name="P23">elements in a vector.</text:p>
      <text:p text:style-name="P24"/>
      <text:p text:style-name="P42">3.1 Namespace using Declarations</text:p>
      <text:p text:style-name="P42"><text:tab/> <text:span text:style-name="T4">scope operator <text:s/>= :: which says that the compiler should look in the scope of the left-hand operand for the name of the right-hand operand.</text:span></text:p>
      <text:p text:style-name="P1"><text:s text:c="4"/>→ std::cin says that we want to use the name cin from the namespace std.</text:p>
      <text:p text:style-name="P1"/>
      <text:p text:style-name="P43"><text:span text:style-name="T4"><text:tab/>Referring to library names with this notation can be cumbersome. Fortunately, there are easier ways to use namespace members. The safest way is a </text:span><text:span text:style-name="T5">using declaration</text:span></text:p>
      <text:p text:style-name="P2"/>
      <text:p text:style-name="P3"><text:tab/>A using declaration lets us use a name from a namespace without qualifying the name with a ‘namespace_name:: prefix’. </text:p>
      <text:p text:style-name="P4">A using declaration has the form : “using namespace::name;”</text:p>
      <text:p text:style-name="P4">using std::cin;</text:p>
      <text:p text:style-name="P5"/>
      <text:p text:style-name="P5"><text:tab/>A Separate using Declaration Is Required for Each Name</text:p>
      <text:p text:style-name="P13">using std::cin;</text:p>
      <text:p text:style-name="P13">using std::cout; using std::endl;</text:p>
      <text:p text:style-name="P6"><text:tab/></text:p>
      <text:p text:style-name="P6"><text:tab/>Headers Should Not Include using Declarations</text:p>
      <text:p text:style-name="P16"><text:tab/>The reason is that the contents of a header are copied into the including program’s text. If a header has a using declaration, then every program that includes that header gets that same using declaration. As a result, a program that didn’t intend to use the specified library name might encounter unexpected name conflicts.</text:p>
      <text:p text:style-name="P16"/>
      <text:p text:style-name="P41">3.2 Library string Type</text:p>
      <text:p text:style-name="P16"><text:tab/>A string is a <text:span text:style-name="T6">variable-length sequence of characters</text:span>. To use the string type, we must include the string header. Because it is part of the library, string is defined in the std namespace.</text:p>
      <text:p text:style-name="P16"><text:tab/>#include &lt;string&gt;</text:p>
      <text:p text:style-name="P16"><text:tab/>using std::string;</text:p>
      <text:p text:style-name="P22"><text:span text:style-name="T6">Note : </text:span>In addition to specifying the operations that the library types provide, the standard also imposes efficiency requirements on implementors. As a result, library types are efficient enough for general use.</text:p>
      <text:p text:style-name="P14"/>
      <text:p text:style-name="P40">3.2.1 Defining and Initializing strings</text:p>
      <text:p text:style-name="P36">string s1; <text:tab/><text:tab/>// default initialization; s1 is the empty string</text:p>
      <text:p text:style-name="P36">string s2 = s1;<text:tab/><text:tab/>// s2 is a copy of s1</text:p>
      <text:p text:style-name="P36">string s3 = "hiya";<text:tab/>// s3 is a copy of the string literal</text:p>
      <text:p text:style-name="P36">string s4(10, ’c’); <text:tab/>// s4 is cccccccccc</text:p>
      <text:p text:style-name="P36"/>
      <text:p text:style-name="P39"><text:tab/>Direct and Copy Forms of Initialization</text:p>
      <text:p text:style-name="P36"/>
      <text:p text:style-name="P38">using ‘=’ Copy initialization</text:p>
      <text:p text:style-name="P38">using ‘() or {}’ Direct initialization</text:p>
      <text:p text:style-name="P36"/>
      <text:p text:style-name="P36"/>
      <text:p text:style-name="P36"/>
      <text:p text:style-name="P36"/>
      <text:p text:style-name="P37"><text:soft-page-break/><text:span text:style-name="T9">string s1 </text:span><text:tab/><text:tab/><text:tab/>Default initialization s1 is the empty string.</text:p>
      <text:p text:style-name="P37"><text:span text:style-name="T9">string s2(s1</text:span><text:span text:style-name="T10">)</text:span><text:tab/><text:tab/><text:tab/>s2 is a copy of s1.</text:p>
      <text:p text:style-name="P37"><text:span text:style-name="T9">string s2 = s1</text:span><text:tab/><text:tab/><text:tab/>Equivalent to s2(s1), s2 is a copy of s1.</text:p>
      <text:p text:style-name="P37"><text:span text:style-name="T9">string s3("value")</text:span><text:tab/><text:tab/>s3 is a copy of the string literal, not including the null.</text:p>
      <text:p text:style-name="P37"><text:span text:style-name="T9">string s3 = "value"</text:span><text:tab/><text:tab/>Equivalent to s3("value"), s3 is a copy of the string <text:tab/>literal.</text:p>
      <text:p text:style-name="P36"><text:span text:style-name="T9">string s4(n, ’c’)</text:span><text:tab/><text:tab/>Initialize s4 with n copies of the character ’c’.</text:p>
      <text:p text:style-name="P36"/>
      <text:p text:style-name="P40">3.2.2 Operations on strings</text:p>
      <text:p text:style-name="P15">os &lt;&lt; s<text:tab/><text:tab/>Writes s onto output stream os. Returns os.</text:p>
      <text:p text:style-name="P15">is &gt;&gt; s<text:tab/><text:tab/>Reads whitespace-separated string from is into s. Returns is.</text:p>
      <text:p text:style-name="P15">getline(is, s)<text:tab/>Reads a line of input from is into s. Returns is.</text:p>
      <text:p text:style-name="P15">s.empty()<text:tab/>Returns true if s is empty; otherwise returns false.</text:p>
      <text:p text:style-name="P15">s.size()<text:tab/><text:tab/>Returns the number of characters in s.</text:p>
      <text:p text:style-name="P15">s[n]<text:tab/><text:tab/>Returns a reference to the char at position n in s; positions start at 0.</text:p>
      <text:p text:style-name="P15">s1 + s2<text:tab/><text:tab/>Returns a string that is the concatenation of s1 and s2.</text:p>
      <text:p text:style-name="P15">s1 = s2<text:tab/><text:tab/>Replaces characters in s1 with a copy of s2.</text:p>
      <text:p text:style-name="P15">s1 == s2<text:tab/>The strings s1 and s2 are equal if they contain the same characters.</text:p>
      <text:p text:style-name="P15">s1 != s2<text:tab/>Equality is case-sensitive.</text:p>
      <text:p text:style-name="P15">&lt;, &lt;=, &gt;, &gt;=<text:tab/>Comparisons are case-sensitive and use dictionary ordering.</text:p>
      <text:p text:style-name="P7"/>
      <text:p text:style-name="P7"><text:tab/>Using getline to Read an Entire Line</text:p>
      <text:p text:style-name="P15">Sometimes we do not want to ignore the whitespace in our input. In such cases, we can use the getline function instead of the &gt;&gt; operator.</text:p>
      <text:p text:style-name="P15"><text:span text:style-name="T13"><text:tab/>T</text:span>his function reads the given stream up to and including the first newline and stores what it read—not including the newline—in its string argument.</text:p>
      <text:p text:style-name="P15"><text:tab/>Like the input operator, getline returns its istream argument. As a result, we can use getline as a condition just as we can use the input operator as a condition</text:p>
      <text:p text:style-name="P8"/>
      <text:p text:style-name="P9"><text:tab/>The string empty and size Operations</text:p>
      <text:p text:style-name="P9"><text:tab/></text:p>
      <text:p text:style-name="P8"><text:tab/>The string::size_type Type</text:p>
      <text:p text:style-name="P17"><text:tab/>The string class—and most other library types—defines several companion types. These companion types make it possible to use the library types in a machine-independent manner. The type size_type is one of these companion types. To use the size_type defined by string, we use the scope operator to say that the name size_type is defined in the string class.</text:p>
      <text:p text:style-name="P17"/>
      <text:p text:style-name="P10"><text:tab/>Comparing strings</text:p>
      <text:p text:style-name="P10"><text:span text:style-name="T12">The string class defines several operators that compare strings. These operators work by comparing the characters of the strings. The comparisons are case-sensitive—upper- and lowercase versions of a letter are different characters. The equality operators (== and !=) test whether two strings are equal or unequal, respectively. Two strings are equal if they are the same length and contain the same characters. The relational operators &lt;, &lt;=, &gt;, &gt;= test whether one string is less than, less than or equal to, greater than, or greater than or equal to another. These operators use the same strategy as a (case-sensitive) dictionary:</text:span></text:p>
      <text:p text:style-name="P10"><text:span text:style-name="T12">1. If two strings have different lengths and if every character in the shorter string is equal to the corresponding character of the longer string, then the shorter string is less than the longer one.</text:span></text:p>
      <text:p text:style-name="P10"><text:span text:style-name="T12"/></text:p>
      <text:p text:style-name="P10"><text:span text:style-name="T12">2. If any characters at corresponding positions in the two strings differ, then the result of the string comparison is the result of comparing the first character at which the strings differ.</text:span></text:p>
      <text:p text:style-name="P10"><text:span text:style-name="T12"/></text:p>
      <text:p text:style-name="P10"><text:span text:style-name="T12"/></text:p>
      <text:p text:style-name="P10"><text:span text:style-name="T12"/></text:p>
      <text:p text:style-name="P10"><text:soft-page-break/><text:span text:style-name="T12">As an example, consider the following strings:</text:span></text:p>
      <text:p text:style-name="P10"><text:span text:style-name="T12">string str = "Hello";</text:span></text:p>
      <text:p text:style-name="P10"><text:span text:style-name="T12">string phrase = "Hello World";</text:span></text:p>
      <text:p text:style-name="P10"><text:span text:style-name="T12">string slang = "Hiya";</text:span></text:p>
      <text:p text:style-name="P10"><text:span text:style-name="T12">Using rule 1, we see that str is less than phrase. By applying rule 2, we see that</text:span></text:p>
      <text:p text:style-name="P10"><text:span text:style-name="T12">slang is greater than both str and phrase.</text:span></text:p>
      <text:p text:style-name="P10"><text:span text:style-name="T12"/></text:p>
      <text:p text:style-name="P10"><text:tab/>Assignment for strings</text:p>
      <text:p text:style-name="P17">string st1(10, ’c’), st2; <text:tab/>// st1 is cccccccccc; st2 is an empty string</text:p>
      <text:p text:style-name="P17">st1 = st2; <text:tab/><text:tab/><text:tab/>// assignment: replace contents of st1 with a copy of st2</text:p>
      <text:p text:style-name="P17"><text:tab/><text:tab/><text:tab/><text:tab/>// both st1 and st2 are now the empty string<text:tab/></text:p>
      <text:p text:style-name="P10"/>
      <text:p text:style-name="P10"><text:tab/>Adding Two strings</text:p>
      <text:p text:style-name="P10"/>
      <text:p text:style-name="P17">string s1 = "hello, ", s2 = "world\n";</text:p>
      <text:p text:style-name="P17">string s3 = s1 + s2;<text:tab/><text:tab/><text:tab/>// s3 is hello, world\n</text:p>
      <text:p text:style-name="P17">s1 += s2;<text:tab/><text:tab/><text:tab/><text:tab/>// equivalent to s1 = s1 + s2</text:p>
      <text:p text:style-name="P17"/>
      <text:p text:style-name="P10"><text:tab/>Adding Literals and strings</text:p>
      <text:p text:style-name="P17">string s1 = "hello", s2 = "world";</text:p>
      <text:p text:style-name="P17">string s3 = s1 + ", " + s2 + ’\n’;</text:p>
      <text:p text:style-name="P10"/>
      <text:p text:style-name="P17">When we mix strings and string or character literals, at least one operand to each + operator must be of string type</text:p>
      <text:p text:style-name="P18">string s4 = s1 + ", "; <text:tab/><text:tab/><text:tab/>// ok: adding a string and a literal</text:p>
      <text:p text:style-name="P18">string s5 = "hello" + ", "; <text:tab/><text:tab/>// error: no string operand</text:p>
      <text:p text:style-name="P17">string s6 = s1 + ", " + "world"; <text:tab/>// ok: each + has a string operand</text:p>
      <text:p text:style-name="P17">string s7 = "hello" + ", " + s2; <text:tab/>// error: can’t add string literals</text:p>
      <text:p text:style-name="P17"/>
      <text:p text:style-name="P17"><text:span text:style-name="T7">Note : </text:span>For historical reasons, and for compatibility with C, string literals are not standard library strings. It is important to remember that these types differ when you use string literals and library strings.</text:p>
      <text:p text:style-name="P17"/>
      <text:p text:style-name="P10"><text:tab/>Processing Every Character? Use Range-Based for</text:p>
      <text:p text:style-name="P17"><text:span text:style-name="T8">Note:</text:span><text:span text:style-name="T14"> </text:span>These functions are defined in the cctype header.</text:p>
      <text:p text:style-name="P10"/>
      <text:p text:style-name="P47">ADVICE : USE THE C++ VERSIONS OF CLIBRARY HEADERS:</text:p>
      <text:p text:style-name="P19"><text:tab/>In addition to facilities defined specifically for C++, the C++ library incorporates the C library. Headers in C have names of the form name.h. The C++ versions of these headers are named <text:s/>cname— they remove the .h suffix and precede the name with the letter c. The c indicates that the header is part of the C library. Hence, cctype has the same contents as ctype.h, but in a form that is appropriate for C++ programs. In particular, the names defined in the cname headers are defined inside the std namespace, whereas those defined in the .h versions are not. Ordinarily, C++ programs should use the cname versions of headers and not the name.h versions. That way names from the standard library are consistently found in the std namespace. Using the .h headers puts the burden on the programmer to remember which library names are inherited from C and which are unique to C++.</text:p>
      <text:p text:style-name="P19"/>
      <text:p text:style-name="P11"/>
      <text:p text:style-name="P11"/>
      <text:p text:style-name="P11"/>
      <text:p text:style-name="P11"/>
      <text:p text:style-name="P11"><text:soft-page-break/><text:tab/>Processing Every Character? Use Range-Based for</text:p>
      <text:p text:style-name="P20"><text:tab/>If we want to do something to every character in a string, by far the best approach is to use a statement introduced by the new standard: the range for statement. This statement iterates through the elements in a given sequence and performs some operation on each value in that sequence. </text:p>
      <text:p text:style-name="P20">The syntactic form is:</text:p>
      <text:p text:style-name="P19">for (declaration : expression)</text:p>
      <text:p text:style-name="P19"><text:tab/>statement</text:p>
      <text:p text:style-name="P19"/>
      <text:p text:style-name="P25">Table 3.3: cctype Functions</text:p>
      <text:p text:style-name="P21">isalnum(c) <text:tab/>// true if c is a letter or a digit.</text:p>
      <text:p text:style-name="P21">isalpha(c)<text:tab/>// true if c is a letter.</text:p>
      <text:p text:style-name="P21">iscntrl(c)<text:tab/>// true if c is a control character.</text:p>
      <text:p text:style-name="P21">isdigit(c)<text:tab/>// true if c is a digit.</text:p>
      <text:p text:style-name="P21">isgraph(c)<text:tab/>// true if c is not a space but is printable.</text:p>
      <text:p text:style-name="P21">islower(c)<text:tab/>// true if c is a lowercase letter.</text:p>
      <text:p text:style-name="P21">isprint(c)<text:tab/>// true if c is a printable character (i.e., a space or a character that has a visible <text:tab/><text:tab/><text:tab/>// representation).</text:p>
      <text:p text:style-name="P21">ispunct(c)<text:tab/>// true if c is a punctuation character (i.e., a character that is not a control</text:p>
      <text:p text:style-name="P21"><text:tab/><text:tab/>// character, a digit, a letter, or a printable whitespace).</text:p>
      <text:p text:style-name="P21">isspace(c)<text:tab/>// true if c is whitespace (i.e., a space, tab, vertical tab, return, newline, or formfeed).</text:p>
      <text:p text:style-name="P21">isupper(c)<text:tab/>// true if c is an uppercase letter.</text:p>
      <text:p text:style-name="P21">isxdigit(c)<text:tab/>// true if c is a hexadecimal digit.</text:p>
      <text:p text:style-name="P21">tolower(c)<text:tab/>// If c is an uppercase letter, returns its lowercase equivalent; otherwise returns c <text:tab/><text:tab/><text:tab/>// unchanged.</text:p>
      <text:p text:style-name="P21">toupper(c)<text:tab/>// If c is a lowercase letter, returns its uppercase equivalent; otherwise returns</text:p>
      <text:p text:style-name="P21"><text:tab/><text:tab/>// c unchanged.</text:p>
      <text:p text:style-name="P21"/>
      <text:p text:style-name="P12"><text:tab/>Using a Range for to Change the Characters in a string</text:p>
      <text:p text:style-name="P19">If we want to change the value of the characters in a string, we must define the loop variable as a reference type. <text:span text:style-name="T9">Remember that a reference is just another name for a given object.</text:span></text:p>
      <text:p text:style-name="P25"/>
      <text:p text:style-name="P26">string s("Hello World!!!"); <text:tab/>// convert s to uppercase</text:p>
      <text:p text:style-name="P26">for (auto &amp;c : s) <text:tab/><text:tab/>// for every char in s (note: c is a reference)</text:p>
      <text:p text:style-name="P26"><text:tab/>c = toupper(c); <text:tab/><text:tab/>// c is a reference, so the assignment changes the char in s</text:p>
      <text:p text:style-name="P26">cout &lt;&lt; s &lt;&lt; endl;</text:p>
      <text:p text:style-name="P26"/>
      <text:p text:style-name="P26"><text:tab/><text:span text:style-name="T11">Processing Only Some Characters?</text:span></text:p>
      <text:p text:style-name="P26"><text:tab/>There are two ways to access individual characters in a string: We can use a <text:span text:style-name="T3">subscript or an iterator.</text:span></text:p>
      <text:p text:style-name="P27"><text:span text:style-name="T15"><text:tab/>The </text:span><text:span text:style-name="T3">subscript</text:span><text:span text:style-name="T15"> operator </text:span><text:span text:style-name="T3">(the [] operator)</text:span><text:span text:style-name="T15"> </text:span><text:span text:style-name="T16">t</text:span><text:span text:style-name="T15">akes a string::size_type </text:span>value that denotes the position of the character we want to access. The operator returns a reference to the character at the given position. S[0]</text:p>
      <text:p text:style-name="P27"><text:tab/>The value in the subscript is referred to as “<text:span text:style-name="T3">a subscript” or “an index.</text:span>” The index we supply can be any expression that yields an integral value. However, if our index has a signed type, its value will be converted to the unsigned type that string::size_type represents.</text:p>
      <text:p text:style-name="P27"/>
      <text:p text:style-name="P27"><text:tab/>Before accessing the character, we check that s is not empty. Any time we use a subscript, we must ensure that there is a value at the given location. If s is empty, then s[0] is undefined.</text:p>
      <text:p text:style-name="P27"/>
      <text:p text:style-name="P27"/>
      <text:p text:style-name="P27"/>
      <text:p text:style-name="P27"/>
      <text:p text:style-name="P34"><text:soft-page-break/><text:tab/>Using a Subscript for Iteration</text:p>
      <text:p text:style-name="P27">// process characters in s until we run out of characters or we hit a whitespace</text:p>
      <text:p text:style-name="P27">for (decltype(s.size()) index = 0; index != s.size() &amp;&amp; !isspace(s[index]); ++index)</text:p>
      <text:p text:style-name="P27"><text:tab/>s[index] = toupper(s[index]); // capitalize the current character</text:p>
      <text:p text:style-name="P27"/>
      <text:p text:style-name="P32">Warning !!!</text:p>
      <text:p text:style-name="P28"/>
      <text:p text:style-name="P48">CAUTION : SUBSCRIPTS ARE UNCHECKED</text:p>
      <text:p text:style-name="P28"><text:tab/>When we use a subscript, we must ensure that the subscript is in range. That is, the subscript must be &gt;= 0 and &lt; the size() of the string. One way to simplify code that uses subscripts is always to use a variable of type string::size_type as the subscript. Because that type is unsigned, we ensure that the subscript cannot be less than zero. When we use a size_type value as the subscript, we need to check only that our subscript is less than value returned by size(). The library is not required to check the value of an subscript. The result of using an out-of-range subscript is undefined.</text:p>
      <text:p text:style-name="P28"/>
      <text:p text:style-name="P45">3.3 Library vector Type</text:p>
      <text:p text:style-name="P28"><text:span text:style-name="T17"><text:tab/>A </text:span>vector is a collection of objects, all of which have the same type. Every object in the collection has an associated index, which gives access to that object. A vector is often referred to as a container because it “contains” other objects.</text:p>
      <text:p text:style-name="P28"><text:tab/>A vector is a class template.</text:p>
      <text:p text:style-name="P28"><text:tab/>Templates are not themselves functions or classes. Instead, they can be thought of as instructions to the compiler for generating classes or functions. The process that the compiler uses to create classes or functions from templates is called <text:span text:style-name="T19">instantiation</text:span>. When we use a template, we specify what kind of class or function we want the compiler to instantiate.</text:p>
      <text:p text:style-name="P28"><text:tab/>For a class template, we specify which class to instantiate by supplying additional information, the nature of which depends on the template. How we specify the information is always the same: We supply it inside a pair of angle brackets following the template’s name</text:p>
      <text:p text:style-name="P28">→ vector&lt;int&gt; ivec; // ivec holds objects of type int</text:p>
      <text:p text:style-name="P28"/>
      <text:p text:style-name="P29"><text:span text:style-name="T18">Note : </text:span><text:span text:style-name="T2">vector is a template, not a type</text:span>. Types generated from vector must include the element type, for example, vector&lt;int&gt;.</text:p>
      <text:p text:style-name="P29"/>
      <text:p text:style-name="P29">We can define vectors to hold objects of most any type.<text:span text:style-name="T2"> Because references are not objects we cannot have a vector of references. </text:span>However, we can have vectors of most other (nonreference) built-in types and most class types. In particular, we can have vectors whose elements are themselves vectors.</text:p>
      <text:p text:style-name="P29"/>
      <text:p text:style-name="P30">It is worth noting that earlier versions of C++ used a slightly different syntax to define a vector whose elements are themselves vectors (or another template type). In the past, we had to supply a space between the closing angle bracket of the outer vector and its element type </text:p>
      <text:p text:style-name="P30">—<text:span text:style-name="T20">v</text:span>ector&lt;vector&lt;int&gt; &gt; rather than vector&lt;vector&lt;int&gt;&gt;.</text:p>
      <text:p text:style-name="P33">Some compilers may require the old-style declarations for a </text:p>
      <text:p text:style-name="P33">vector of vectors, for example, vector&lt;vector&lt;int&gt; &gt;.</text:p>
      <text:p text:style-name="P33"/>
      <text:p text:style-name="P46">3.3.1 Defining and Initializing vectors</text:p>
      <text:p text:style-name="P31">vector&lt;int&gt; ivec; <text:tab/><text:tab/>// initially empty</text:p>
      <text:p text:style-name="P31"><text:tab/><text:tab/><text:tab/><text:tab/>// give ivec some values</text:p>
      <text:p text:style-name="P31">vector&lt;int&gt; ivec2(ivec);<text:tab/>// copy elements of ivec into ivec2</text:p>
      <text:p text:style-name="P30">vector&lt;int&gt; ivec3 = ivec;<text:tab/>// copy elements of ivec into ivec3</text:p>
      <text:p text:style-name="P31">vector&lt;string&gt; svec(ivec2);<text:tab/>// error: svec holds strings, not ints</text:p>
      <text:p text:style-name="P30"/>
      <text:p text:style-name="P30"/>
      <text:p text:style-name="P35"><text:soft-page-break/></text:p>
      <text:p text:style-name="P35"><text:tab/>List Initializing a vector</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3:57:27.492507391</meta:creation-date>
    <meta:generator>LibreOffice/7.3.7.2$Linux_X86_64 LibreOffice_project/30$Build-2</meta:generator>
    <dc:date>2024-02-06T17:58:32.870167562</dc:date>
    <meta:editing-duration>PT3H31M23S</meta:editing-duration>
    <meta:editing-cycles>70</meta:editing-cycles>
    <meta:document-statistic meta:table-count="0" meta:image-count="0" meta:object-count="0" meta:page-count="6" meta:paragraph-count="144" meta:word-count="2313" meta:character-count="13308" meta:non-whitespace-character-count="11023"/>
  </office:meta>
</office:document-meta>
</file>